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352e7" officeooo:paragraph-rsid="000352e7"/>
    </style:style>
    <style:style style:name="P2" style:family="paragraph" style:parent-style-name="Heading_20_1">
      <style:text-properties officeooo:rsid="0003da53" officeooo:paragraph-rsid="0003da53"/>
    </style:style>
    <style:style style:name="P3" style:family="paragraph" style:parent-style-name="Heading_20_1">
      <style:text-properties officeooo:paragraph-rsid="0005a977"/>
    </style:style>
    <style:style style:name="P4" style:family="paragraph" style:parent-style-name="Subtitle">
      <style:text-properties officeooo:rsid="000352e7" officeooo:paragraph-rsid="000352e7"/>
    </style:style>
    <style:style style:name="P5" style:family="paragraph" style:parent-style-name="Title">
      <style:text-properties officeooo:rsid="000352e7" officeooo:paragraph-rsid="000352e7"/>
    </style:style>
    <style:style style:name="P6" style:family="paragraph" style:parent-style-name="Text_20_body">
      <style:text-properties officeooo:rsid="000352e7" officeooo:paragraph-rsid="000352e7"/>
    </style:style>
    <style:style style:name="P7" style:family="paragraph" style:parent-style-name="Text_20_body">
      <style:text-properties officeooo:rsid="0003da53" officeooo:paragraph-rsid="0003da53"/>
    </style:style>
    <style:style style:name="P8" style:family="paragraph" style:parent-style-name="Text_20_body">
      <style:text-properties officeooo:rsid="0005a977" officeooo:paragraph-rsid="0005a977"/>
    </style:style>
    <style:style style:name="P9" style:family="paragraph" style:parent-style-name="Text_20_body">
      <style:text-properties style:text-underline-style="solid" style:text-underline-width="auto" style:text-underline-color="font-color" officeooo:rsid="0005a977" officeooo:paragraph-rsid="0005a977"/>
    </style:style>
    <style:style style:name="P10" style:family="paragraph" style:parent-style-name="Text_20_body">
      <style:text-properties style:text-underline-style="none" officeooo:rsid="0005a977" officeooo:paragraph-rsid="0005a97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5a977"/>
    </style:style>
    <style:style style:name="T3" style:family="text">
      <style:text-properties officeooo:rsid="000659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rbeitsBlatt2</text:p>
      <text:p text:style-name="P4">Adjektive</text:p>
      <text:h text:style-name="P1" text:outline-level="1">1.<text:span text:style-name="T3"> Verständniss</text:span></text:h>
      <text:p text:style-name="P6">Welcher Partikel wird verwendet, wenn das Adjektiv als beschreibung an das Satzende kommt?(Prädikat):</text:p>
      <text:p text:style-name="P6">_________________________</text:p>
      <text:p text:style-name="P6"/>
      <text:h text:style-name="P1" text:outline-level="1">2. Übersetzen:</text:h>
      <text:p text:style-name="P7">1. akakute aoi kuruma desu:<text:tab/><text:tab/><text:tab/><text:tab/><text:span text:style-name="T1"> <text:s text:c="77"/></text:span></text:p>
      <text:p text:style-name="P7">2. shiroi tori desu ka?:<text:tab/><text:tab/><text:tab/><text:tab/><text:span text:style-name="T1"> <text:s text:c="77"/></text:span></text:p>
      <text:p text:style-name="P7">3. watashi no tomodachi o ga tori o motte-imasu:<text:tab/><text:span text:style-name="T1"> <text:s text:c="93"/></text:span></text:p>
      <text:p text:style-name="P7">4. tori ga aokute shizuka de akai desu:<text:tab/><text:tab/><text:span text:style-name="T1"> <text:s text:c="77"/></text:span></text:p>
      <text:p text:style-name="P7"><text:span text:style-name="T1"/></text:p>
      <text:h text:style-name="P2" text:outline-level="1">3. Fehler finden und korigieren:</text:h>
      <text:p text:style-name="P8">hon no tomodachi ga aoi desu</text:p>
      <text:p text:style-name="P9"><text:s text:c="173"/></text:p>
      <text:p text:style-name="P8">watashi wa ao tori o motte-imasu</text:p>
      <text:p text:style-name="P9"><text:s text:c="160"/></text:p>
      <text:p text:style-name="P9"/>
      <text:h text:style-name="P3" text:outline-level="1"><text:span text:style-name="T2">4. Übersetzen:</text:span></text:h>
      <text:p text:style-name="P8">1. Mein altes Auto ist blau.</text:p>
      <text:p text:style-name="P9"><text:s text:c="169"/></text:p>
      <text:p text:style-name="P10">2. Ist deine Katze alt?</text:p>
      <text:p text:style-name="P9"><text:s text:c="172"/></text:p>
      <text:p text:style-name="P10">3. Ich bin ruhig.</text:p>
      <text:p text:style-name="P9"><text:s text:c="172"/></text:p>
      <text:p text:style-name="P10">4. Die Katze ist blau gewesen.</text:p>
      <text:p text:style-name="P9"><text:s text:c="1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3S</meta:editing-duration>
    <meta:editing-cycles>4</meta:editing-cycles>
    <meta:generator>LibreOffice/5.4.4.2$Windows_X86_64 LibreOffice_project/2524958677847fb3bb44820e40380acbe820f960</meta:generator>
    <dc:date>2019-08-14T17:01:54.993000000</dc:date>
    <meta:document-statistic meta:table-count="0" meta:image-count="0" meta:object-count="0" meta:page-count="1" meta:paragraph-count="24" meta:word-count="87" meta:character-count="1876" meta:non-whitespace-character-count="450"/>
    <meta:user-defined meta:name="Info 1"/>
    <meta:user-defined meta:name="Info 2"/>
    <meta:user-defined meta:name="Info 3"/>
    <meta:user-defined meta:name="Info 4"/>
  </office:meta>
</office:document-meta>
</file>